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4" office:value-type="string" calcext:value-type="string">
            <text:p>Imię</text:p>
          </table:table-cell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</table:table>
      <table:table table:name="Płeć" table:style-name="ta2">
        <office:forms form:automatic-focus="false" form:apply-design-mode="false"/>
        <table:table-column table:style-name="co11" table:number-columns-repeated="8" table:default-cell-style-name="ce2"/>
        <table:table-row table:style-name="ro2">
          <table:table-cell table:style-name="ce4" office:value-type="string" calcext:value-type="string">
            <text:p>Nazwisko</text:p>
          </table:table-cell>
          <table:table-cell table:style-name="ce4" office:value-type="string" calcext:value-type="string">
            <text:p>Płeć</text:p>
          </table:table-cell>
          <table:table-cell table:style-name="ce4" office:value-type="string" calcext:value-type="string">
            <text:p>Gimnazjum</text:p>
          </table:table-cell>
          <table:table-cell table:style-name="ce4" office:value-type="string" calcext:value-type="string">
            <text:p>Egz. hum.</text:p>
          </table:table-cell>
          <table:table-cell table:style-name="ce4" office:value-type="string" calcext:value-type="string">
            <text:p>Egz. Mat.</text:p>
          </table:table-cell>
          <table:table-cell table:style-name="ce4" office:value-type="string" calcext:value-type="string">
            <text:p>Egz. jęz.</text:p>
          </table:table-cell>
          <table:table-cell table:style-name="ce4" office:value-type="string" calcext:value-type="string">
            <text:p>Przyjęty do klasy</text:p>
          </table:table-cell>
          <table:table-cell table:style-name="ce4" office:value-type="string" calcext:value-type="string">
            <text:p>Pierwszy język</text:p>
          </table:table-cell>
        </table:table-row>
        <table:table-row table:style-name="ro2" table:visibility="filter"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 table:visibility="filter"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 table:visibility="filter"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 table:visibility="filter"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 table:visibility="filter"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</table:table>
      <table:named-expressions>
        <table:named-range table:name="Egzamin" table:base-cell-address="$Egzaminy.$A$1" table:cell-range-address="$Egzaminy.$A$1"/>
        <table:named-range table:name="Egzaminy" table:base-cell-address="$Egzaminy.$A$1" table:cell-range-address="$Klasy.$A$1"/>
      </table:named-expressions>
      <table:database-ranges>
        <table:database-range table:name="__Anonymous_Sheet_DB__0" table:target-range-address="Najlepsi.A1:Najlepsi.I166">
          <table:sort table:target-range-address="Alfabetycznie.A1"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1" table:target-range-address="Uczniowie.A1:Uczniowie.I166">
          <table:sort table:target-range-address="Alfabetycznie.A1"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4" table:target-range-address="Egzaminy.A1:Egzaminy.I166">
          <table:filter>
            <table:filter-and>
              <table:filter-condition table:field-number="4" table:data-type="number" table:value="25" table:operator="&gt;="/>
              <table:filter-condition table:field-number="5" table:data-type="number" table:value="25" table:operator="&gt;="/>
              <table:filter-condition table:field-number="6" table:data-type="number" table:value="25" table:operator="&gt;="/>
            </table:filter-and>
          </table:filter>
          <table:sort>
            <table:sort-by table:field-number="4" table:data-type="automatic"/>
          </table:sort>
        </table:database-range>
        <table:database-range table:name="__Anonymous_Sheet_DB__5" table:target-range-address="Płeć.A1:Płeć.H166" table:display-filter-buttons="true">
          <table:filter>
            <table:filter-and>
              <table:filter-condition table:field-number="1" table:value="K" table:operator="="/>
              <table:filter-condition table:field-number="6" table:value="1B" table:operator="=">
                <table:filter-set-item table:value="1B"/>
                <table:filter-set-item table:value="1D"/>
              </table:filter-condition>
            </table:filter-and>
          </table:filter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07:19.96739306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4:06.899896650</dc:date>
    <meta:generator>LibreOffice/5.4.2.2$Linux_X86_64 LibreOffice_project/40m0$Build-2</meta:generator>
    <meta:editing-duration>PT6M25S</meta:editing-duration>
    <meta:editing-cycles>3</meta:editing-cycles>
    <meta:document-statistic meta:table-count="6" meta:cell-count="87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